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6347222222222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3430555555556cm"/>
    </style:style>
    <style:style style:name="co4" style:family="table-column">
      <style:table-column-properties fo:break-before="auto" style:column-width="2.61055555555556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0138888888889cm"/>
    </style:style>
    <style:style style:name="co8" style:family="table-column">
      <style:table-column-properties fo:break-before="auto" style:column-width="1.60513888888889cm"/>
    </style:style>
    <style:style style:name="co9" style:family="table-column">
      <style:table-column-properties fo:break-before="auto" style:column-width="7.95513888888889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7597222222222cm"/>
    </style:style>
    <style:style style:name="co12" style:family="table-column">
      <style:table-column-properties fo:break-before="auto" style:column-width="15.7338888888889cm"/>
    </style:style>
    <style:style style:name="co13" style:family="table-column">
      <style:table-column-properties fo:break-before="auto" style:column-width="2.24013888888889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39888888888889cm"/>
    </style:style>
    <style:style style:name="co17" style:family="table-column">
      <style:table-column-properties fo:break-before="auto" style:column-width="10.16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bie Robot Syste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Underground Robot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Break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B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44937" table:style-name="ce2">
            <text:p>1001144937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Hernandez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6094" table:style-name="ce2">
            <text:p>1001176094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Warren Smit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W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1972" table:style-name="ce2">
            <text:p>1001171972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3">
            <text:p>0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2" table:formula="of:=[.C24]-[.D23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3]" table:style-name="ce13">
            <text:p>0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2" table:formula="of:=[.C25]-[.D24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4]" table:style-name="ce13">
            <text:p>0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32" table:formula="of:=[.C26]-[.D25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5]" table:style-name="ce13">
            <text:p>0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2" table:formula="of:=[.C27]-[.D26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6]" table:style-name="ce13">
            <text:p>0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32" table:formula="of:=[.C28]-[.D27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7]" table:style-name="ce13">
            <text:p>0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0">
            <text:p>CRP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2.47916666666667in" svg:y="5.25in" svg:width="1.13194444444444in" svg:height="0.694444444444444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P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1">
          <table:table-cell office:value-type="string" table:style-name="ce20">
            <text:p>NRM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1">
          <table:table-cell office:value-type="string" table:style-name="ce20">
            <text:p>CC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1">
          <table:table-cell office:value-type="string" table:style-name="ce20">
            <text:p>ANC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ANSA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0">
            <text:p>RO</text:p>
          </table:table-cell>
          <table:table-cell office:value-type="float" office:value="6" table:style-name="ce1">
            <text:p>6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1">
          <table:table-cell office:value-type="string" table:style-name="ce20">
            <text:p>SD</text:p>
          </table:table-cell>
          <table:table-cell office:value-type="float" office:value="7" table:style-name="ce1">
            <text:p>7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MW</text:p>
          </table:table-cell>
          <table:table-cell office:value-type="float" office:value="8" table:style-name="ce1">
            <text:p>8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PD</text:p>
          </table:table-cell>
          <table:table-cell office:value-type="float" office:value="9" table:style-name="ce1">
            <text:p>9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0">
            <text:p>RMD</text:p>
          </table:table-cell>
          <table:table-cell office:value-type="float" office:value="10" table:style-name="ce1">
            <text:p>10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</text:p>
          </table:table-cell>
          <table:table-cell office:value-type="float" office:value="11" table:style-name="ce1">
            <text:p>11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0">
            <text:p>OD</text:p>
          </table:table-cell>
          <table:table-cell office:value-type="float" office:value="12" table:style-name="ce1">
            <text:p>12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OM</text:p>
          </table:table-cell>
          <table:table-cell office:value-type="float" office:value="13" table:style-name="ce1">
            <text:p>13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0">
            <text:p>BCD</text:p>
          </table:table-cell>
          <table:table-cell office:value-type="float" office:value="14" table:style-name="ce1">
            <text:p>14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AD</text:p>
          </table:table-cell>
          <table:table-cell office:value-type="float" office:value="15" table:style-name="ce1">
            <text:p>15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7">
            <text:p>IMG</text:p>
          </table:table-cell>
          <table:table-cell office:value-type="float" office:value="16" table:style-name="ce1">
            <text:p>16</text:p>
          </table:table-cell>
          <table:table-cell office:value-type="string" table:style-name="ce13">
            <text:p>CP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2">
          <table:table-cell office:value-type="string" table:style-name="ce20">
            <text:p>SSD</text:p>
          </table:table-cell>
          <table:table-cell office:value-type="float" office:value="17" table:style-name="ce1">
            <text:p>17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1">
          <table:table-cell office:value-type="string" table:style-name="ce20">
            <text:p>SLD</text:p>
          </table:table-cell>
          <table:table-cell office:value-type="float" office:value="18" table:style-name="ce1">
            <text:p>18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2">
          <table:table-cell office:value-type="string" table:style-name="ce20">
            <text:p>SF</text:p>
          </table:table-cell>
          <table:table-cell office:value-type="float" office:value="19" table:style-name="ce1">
            <text:p>19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2">
          <table:table-cell office:value-type="string" table:style-name="ce34">
            <text:p>SR</text:p>
          </table:table-cell>
          <table:table-cell office:value-type="float" office:value="20" table:style-name="ce1">
            <text:p>20</text:p>
          </table:table-cell>
          <table:table-cell office:value-type="string" table:style-name="ce13">
            <text:p>CP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2">
          <table:table-cell office:value-type="string" table:style-name="ce20">
            <text:p>LI</text:p>
          </table:table-cell>
          <table:table-cell office:value-type="float" office:value="21" table:style-name="ce1">
            <text:p>21</text:p>
          </table:table-cell>
          <table:table-cell office:value-type="string" table:style-name="ce13">
            <text:p>CP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2">
          <table:table-cell office:value-type="string" table:style-name="ce20">
            <text:p>CP</text:p>
          </table:table-cell>
          <table:table-cell office:value-type="float" office:value="22" table:style-name="ce1">
            <text:p>22</text:p>
          </table:table-cell>
          <table:table-cell office:value-type="string" table:style-name="ce13">
            <text:p>CP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2">
          <table:table-cell office:value-type="string" table:style-name="ce41">
            <text:p>INV</text:p>
          </table:table-cell>
          <table:table-cell office:value-type="float" office:value="23" table:style-name="ce1">
            <text:p>23</text:p>
          </table:table-cell>
          <table:table-cell office:value-type="string" table:style-name="ce13">
            <text:p>CP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1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1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1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1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1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1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2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1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3">
          <table:table-cell table:number-columns-repeated="16384"/>
        </table:table-row>
      </table:table>
      <table:table table:name="Sprint_#1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0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0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formula="of:=[.B6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0" table:formula="of:=[.B7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0" table:formula="of:=[.B8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0" table:formula="of:=[.B9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4" table:formula="of:=[.B12]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Create 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Test robot parts cod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llow for new robot models to be created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1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 code for adding new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1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Create catalog of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1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the catalog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1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Add a new custom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adding new custom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dd a new sales associat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s adding a sales associat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0" table:style-name="ro1">
          <table:table-cell table:number-columns-repeated="8" table:style-name="ce34"/>
          <table:table-cell table:number-columns-repeated="16376"/>
        </table:table-row>
        <table:table-row table:number-rows-repeated="1048541" table:style-name="ro4">
          <table:table-cell table:number-columns-repeated="16384"/>
        </table:table-row>
      </table:table>
      <table:table table:name="Sprint_#2" table:style-name="ta1">
        <table:shapes>
          <draw:frame draw:z-index="1" draw:id="id2" draw:style-name="a3" draw:name="Chart 1" svg:x="4.67514in" svg:y="0.34958in" svg:width="4.10236in" svg:height="1.9645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8T10:00:00" table:style-name="ce50">
            <text:p>3/28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10:00:00" table:style-name="ce50">
            <text:p>4/4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2" table:style-name="ce3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2" table:formula="of:=[.B6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2" table:formula="of:=[.B7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2" table:formula="of:=[.B8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2" table:formula="of:=[.B9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O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a robot order objec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OT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order holds needed information properl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SDS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 save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SDS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saved to .rr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SDO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n open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SDO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reloaded to the system from .rs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WIN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dialogue that contains each area of the system, including RRS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WINT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functions of main menu work as intended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P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GUI interface for creating 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P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types of robot parts can be created in the GUI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MRE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Simplify view implement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S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shop directory that incorporates sales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P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associates directory that incorporates us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7" table:style-name="ro1">
          <table:table-cell table:number-columns-repeated="8" table:style-name="ce34"/>
          <table:table-cell table:number-columns-repeated="16376"/>
        </table:table-row>
        <table:table-row table:number-rows-repeated="1048541" table:style-name="ro5">
          <table:table-cell table:number-columns-repeated="16384"/>
        </table:table-row>
      </table:table>
      <table:table table:name="Sprint_#3" table:style-name="ta2"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3" table:style-name="ce2">
            <text:p>3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04T10:00:00" table:style-name="ce50">
            <text:p>4/4/17 10:00 AM</text:p>
          </table:table-cell>
          <table:table-cell table:number-columns-repeated="2" table:style-name="ce3"/>
          <table:table-cell table:style-name="ce3">
            <draw:frame draw:z-index="1" draw:id="id3" draw:style-name="a4" draw:name="Chart 1" svg:x="0.88542in" svg:y="0.03125in" svg:width="4.55208in" svg:height="2.2812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1T10:00:00" table:style-name="ce50">
            <text:p>4/11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8" table:style-name="ce3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8" table:formula="of:=[.B6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formula="of:=[.B7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8" table:formula="of:=[.B8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M</text:p>
          </table:table-cell>
          <table:table-cell office:value-type="string" table:style-name="ce34">
            <text:p>RM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Create GUI dialog that allows user to create robot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MT</text:p>
          </table:table-cell>
          <table:table-cell office:value-type="string" table:style-name="ce34">
            <text:p>RM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dialog interface creates a new robot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VC</text:p>
          </table:table-cell>
          <table:table-cell office:value-type="string" table:style-name="ce34">
            <text:p>C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GUI dialog that displays the catalog of robot model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VCT</text:p>
          </table:table-cell>
          <table:table-cell office:value-type="string" table:style-name="ce34">
            <text:p>C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all robot models can be viewed via GUI dialog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A</text:p>
          </table:table-cell>
          <table:table-cell office:value-type="string" table:style-name="ce34">
            <text:p>A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GUI dialog that allows user to create new sales associat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AT</text:p>
          </table:table-cell>
          <table:table-cell office:value-type="string" table:style-name="ce34">
            <text:p>AS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a new sales associate can be created via GUI dialog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RD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Refactor data persistance implement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RD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CLI regression test to create and load save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4" table:style-name="ro1">
          <table:table-cell table:number-columns-repeated="8" table:style-name="ce34"/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Sprint_#4" table:style-name="ta2"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4" table:style-name="ce2">
            <text:p>4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11T10:00:00" table:style-name="ce50">
            <text:p>4/11/17 10:00 AM</text:p>
          </table:table-cell>
          <table:table-cell table:number-columns-repeated="2" table:style-name="ce3"/>
          <table:table-cell table:style-name="ce3">
            <draw:frame draw:z-index="1" draw:id="id4" draw:style-name="a5" draw:name="Chart 1" svg:x="0.88542in" svg:y="0.03125in" svg:width="4.55208in" svg:height="2.2812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8T10:00:00" table:style-name="ce50">
            <text:p>4/18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8" table:style-name="ce3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8" table:formula="of:=[.B6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formula="of:=[.B7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8" table:formula="of:=[.B8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OD</text:p>
          </table:table-cell>
          <table:table-cell office:value-type="string" table:style-name="ce34">
            <text:p>O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GUI dialog that creates a new robot ord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ODT</text:p>
          </table:table-cell>
          <table:table-cell office:value-type="string" table:style-name="ce34">
            <text:p>O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 robot order is created by the interface and is saved with system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SM</text:p>
          </table:table-cell>
          <table:table-cell office:value-type="string" table:style-name="ce34">
            <text:p>OM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state machine that allows management of Robot Ord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SMT</text:p>
          </table:table-cell>
          <table:table-cell office:value-type="string" table:style-name="ce34">
            <text:p>OM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all states can be reached in a proper mann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GOM</text:p>
          </table:table-cell>
          <table:table-cell office:value-type="string" table:style-name="ce34">
            <text:p>OM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GUI interface for managing ord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GOMT</text:p>
          </table:table-cell>
          <table:table-cell office:value-type="string" table:style-name="ce34">
            <text:p>OM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all states can be reached using GUI interfac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GCD</text:p>
          </table:table-cell>
          <table:table-cell office:value-type="string" table:style-name="ce34">
            <text:p>BC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Implement a GUI dialog that creates a new beloved custom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GCDT</text:p>
          </table:table-cell>
          <table:table-cell office:value-type="string" table:style-name="ce34">
            <text:p>BC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a beloved customer is created by the interface and is saved with system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6" table:style-name="ro1">
          <table:table-cell table:number-columns-repeated="8" table:style-name="ce34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Sprint_#5" table:style-name="ta2"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5" table:style-name="ce2">
            <text:p>5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18T10:00:00" table:style-name="ce50">
            <text:p>4/18/17 10:00 AM</text:p>
          </table:table-cell>
          <table:table-cell table:number-columns-repeated="2" table:style-name="ce3"/>
          <table:table-cell table:style-name="ce3">
            <draw:frame draw:z-index="1" draw:id="id5" draw:style-name="a6" draw:name="Chart 1" svg:x="0.88542in" svg:y="0.03125in" svg:width="4.55208in" svg:height="2.2812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25T10:00:00" table:style-name="ce50">
            <text:p>4/25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formula="of:=[.B6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8" table:formula="of:=[.B8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DI</text:p>
          </table:table-cell>
          <table:table-cell office:value-type="string" table:style-name="ce34">
            <text:p>IMG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GUI display of part and model image file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DI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all types of parts can display related imag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SF</text:p>
          </table:table-cell>
          <table:table-cell office:value-type="string" table:style-name="ce34">
            <text:p>S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save menu option that will save the store to a fil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SF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data is saved to fil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LF</text:p>
          </table:table-cell>
          <table:table-cell office:value-type="string" table:style-name="ce34">
            <text:p>SL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load menu option that allows the user to select a file from a local director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LF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data is loaded into system from selected fil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PF</text:p>
          </table:table-cell>
          <table:table-cell office:value-type="string" table:style-name="ce34">
            <text:p>SF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file picker for the save menu option so that the user may select choose a file to save to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PF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 new file can be created and all data is saved when using file picker from the save menu op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</text:p>
          </table:table-cell>
          <table:table-cell office:value-type="string" table:style-name="ce34">
            <text:p>SR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a sales report that displays sales per sales associate in GUI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the report displays all correct inform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4" table:style-name="ro1">
          <table:table-cell table:number-columns-repeated="8" table:style-name="ce34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Sprint_#6" table:style-name="ta3"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6" table:style-name="ce2">
            <text:p>6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25T10:00:00" table:style-name="ce50">
            <text:p>4/25/17 10:00 AM</text:p>
          </table:table-cell>
          <table:table-cell table:number-columns-repeated="2" table:style-name="ce3"/>
          <table:table-cell table:style-name="ce3">
            <draw:frame draw:z-index="1" draw:id="id6" draw:style-name="a7" draw:name="Chart 1" svg:x="0.88542in" svg:y="0.03125in" svg:width="4.55208in" svg:height="2.2812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5-02T10:00:00" table:style-name="ce50">
            <text:p>5/2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date" office:date-value="2017-05-03T00:30:00" table:style-name="ce50">
            <text:p>5/3/17 12:3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formula="of:=[.B6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0" table:formula="of:=[.B8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PWD</text:p>
          </table:table-cell>
          <table:table-cell office:value-type="string" table:style-name="ce34">
            <text:p>LI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a login window that instances different commands for different us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table:number-columns-repeated="2" table:style-name="ce34"/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each type of user can only access commands that apply to them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PY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Allow the user to copy text to system clipboard from input boxe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table:number-columns-repeated="2" table:style-name="ce34"/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text is copied to system clipboard from input fields<text:s/>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PST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Allow the user to paste text from the system clipboard into input field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table:number-columns-repeated="2" table:style-name="ce34"/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text can be pasted into input fields from the system clipboard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I</text:p>
          </table:table-cell>
          <table:table-cell office:value-type="string" table:style-name="ce34">
            <text:p>INV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Create an invoice that the user can view that is based on an order in the system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table:number-columns-repeated="2" table:style-name="ce34"/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the inforation generated in the invoice is correct<text:s/>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6" table:style-name="ro1">
          <table:table-cell table:number-columns-repeated="8" table:style-name="ce34"/>
          <table:table-cell table:number-columns-repeated="16376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Warren Smith</dc:creator>
    <meta:creation-date>2016-03-21T22:16:37Z</meta:creation-date>
    <dc:date>2017-05-01T17:35:50Z</dc:date>
    <meta:editing-cycles>57</meta:editing-cycles>
    <meta:editing-duration>PT596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1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1.4496850393701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2.$B$7:.$B$13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64.25pt" svg:width="327.749685039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3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64.25pt" svg:width="327.749685039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4.$B$7:.$B$13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64.25pt" svg:width="327.749685039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5.$B$7:.$B$13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64.25pt" svg:width="327.749685039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6.$B$7:.$B$13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